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P11" style:parent-style-name="Standard" style:family="paragraph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" style:parent-style-name="Standard" style:family="paragraph">
      <style:text-properties style:font-name-asian="Times New Roman" style:font-name-complex="Courier New" fo:font-weight="bold" style:font-weight-asian="bold" style:language-asian="de" style:country-asian="DE"/>
    </style:style>
    <style:style style:name="P13" style:parent-style-name="Standard" style:family="paragraph">
      <style:text-properties style:font-name-asian="Times New Roman" style:font-name-complex="Courier New" style:language-asian="de" style:country-asian="DE"/>
    </style:style>
    <style:style style:name="P14" style:parent-style-name="Standard" style:family="paragraph">
      <style:text-properties style:font-name-asian="Times New Roman" style:font-name-complex="Courier New" style:language-asian="de" style:country-asian="DE"/>
    </style:style>
    <style:style style:name="P15" style:parent-style-name="Standard" style:family="paragraph">
      <style:text-properties style:font-name-asian="Times New Roman" style:font-name-complex="Courier New" style:language-asian="de" style:country-asian="DE"/>
    </style:style>
    <style:style style:name="P16" style:parent-style-name="Standard" style:family="paragraph">
      <style:text-properties style:font-name-asian="Times New Roman" style:font-name-complex="Courier New" style:language-asian="de" style:country-asian="DE"/>
    </style:style>
    <style:style style:name="P17" style:parent-style-name="Standard" style:family="paragraph">
      <style:text-properties style:font-name-asian="Times New Roman" style:font-name-complex="Courier New" style:language-asian="de" style:country-asian="DE"/>
    </style:style>
    <style:style style:name="P18" style:parent-style-name="Standard" style:family="paragraph">
      <style:text-properties style:font-name-asian="Times New Roman" style:font-name-complex="Courier New" style:language-asian="de" style:country-asian="DE"/>
    </style:style>
    <style:style style:name="P19" style:parent-style-name="Standard" style:family="paragraph">
      <style:text-properties style:font-name-asian="Times New Roman" style:font-name-complex="Courier New" style:language-asian="de" style:country-asian="DE"/>
    </style:style>
    <style:style style:name="P20" style:parent-style-name="Standard" style:family="paragraph">
      <style:text-properties style:font-name-asian="Times New Roman" style:font-name-complex="Courier New" style:language-asian="de" style:country-asian="DE"/>
    </style:style>
    <style:style style:name="P21" style:parent-style-name="Standard" style:family="paragraph">
      <style:text-properties style:font-name-asian="Times New Roman" style:font-name-complex="Courier New" fo:font-weight="bold" style:font-weight-asian="bold" style:language-asian="de" style:country-asian="DE"/>
    </style:style>
    <style:style style:name="P22" style:parent-style-name="Standard" style:family="paragraph">
      <style:text-properties style:font-name-asian="Times New Roman" style:font-name-complex="Courier New" style:language-asian="de" style:country-asian="DE"/>
    </style:style>
    <style:style style:name="T23" style:parent-style-name="Absatz-Standardschriftart" style:family="text">
      <style:text-properties style:font-name-asian="Times New Roman" style:font-name-complex="Courier New" style:language-asian="de" style:country-asian="DE"/>
    </style:style>
    <style:style style:name="T24" style:parent-style-name="Absatz-Standardschriftart" style:family="text">
      <style:text-properties style:font-name-asian="Times New Roman" style:font-name-complex="Courier New" style:language-asian="de" style:country-asian="DE"/>
    </style:style>
    <style:style style:name="T25" style:parent-style-name="Absatz-Standardschriftart" style:family="text">
      <style:text-properties style:font-name-asian="Times New Roman" style:font-name-complex="Courier New" fo:font-style="italic" style:font-style-asian="italic" style:language-asian="de" style:country-asian="DE"/>
    </style:style>
    <style:style style:name="T26" style:parent-style-name="Absatz-Standardschriftart" style:family="text">
      <style:text-properties style:font-name-asian="Times New Roman" style:font-name-complex="Courier New" style:language-asian="de" style:country-asian="DE"/>
    </style:style>
    <style:style style:name="T27" style:parent-style-name="Absatz-Standardschriftart" style:family="text">
      <style:text-properties style:font-name-asian="Times New Roman" style:font-name-complex="Courier New" style:language-asian="de" style:country-asian="DE"/>
    </style:style>
    <style:style style:name="T28" style:parent-style-name="Absatz-Standardschriftart" style:family="text">
      <style:text-properties style:font-name-asian="Times New Roman" style:font-name-complex="Courier New" fo:font-style="italic" style:font-style-asian="italic" style:language-asian="de" style:country-asian="DE"/>
    </style:style>
    <style:style style:name="T29" style:parent-style-name="Absatz-Standardschriftart" style:family="text">
      <style:text-properties style:font-name-asian="Times New Roman" style:font-name-complex="Courier New" style:language-asian="de" style:country-asian="DE"/>
    </style:style>
    <style:style style:name="P30" style:parent-style-name="Standard" style:family="paragraph">
      <style:text-properties style:font-name-asian="Times New Roman" style:font-name-complex="Courier New" style:language-asian="de" style:country-asian="DE"/>
    </style:style>
    <style:style style:name="P31" style:parent-style-name="Standard" style:family="paragraph">
      <style:text-properties style:font-name-asian="Times New Roman" style:font-name-complex="Courier New" style:language-asian="de" style:country-asian="DE"/>
    </style:style>
    <style:style style:name="P32" style:parent-style-name="Standard" style:family="paragraph">
      <style:text-properties style:font-name-asian="Times New Roman" style:font-name-complex="Courier New" style:language-asian="de" style:country-asian="DE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P35" style:parent-style-name="Standard" style:family="paragraph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text-properties style:font-size-complex="14pt"/>
    </style:style>
    <style:style style:name="P40" style:parent-style-name="Standard" style:family="paragraph">
      <style:text-properties style:font-size-complex="14pt"/>
    </style:style>
    <style:style style:name="P41" style:parent-style-name="Standard" style:family="paragraph">
      <style:text-properties style:font-size-complex="14pt"/>
    </style:style>
    <style:style style:name="P42" style:parent-style-name="Standard" style:family="paragraph">
      <style:text-properties style:font-size-complex="14pt"/>
    </style:style>
    <style:style style:name="P43" style:parent-style-name="Standard" style:family="paragraph">
      <style:text-properties style:font-size-complex="14pt"/>
    </style:style>
    <style:style style:name="P44" style:parent-style-name="Standard" style:family="paragraph">
      <style:text-properties style:font-size-complex="14pt"/>
    </style:style>
  </office:automatic-styles>
  <office:body>
    <office:text text:use-soft-page-breaks="true">
      <text:p text:style-name="P1">Coding Conventions<text:s/>Team 11</text:p>
      <text:p text:style-name="P2">(angelehnt an Google Java Style)</text:p>
      <text:p text:style-name="P3"/>
      <text:p text:style-name="P4">1.<text:s/>Quellcode Struktur:</text:p>
      <text:p text:style-name="P5"/>
      <text:p text:style-name="Standard">Eine Quellcode-Datei enthält folgende Daten (in dieser Reihenfolge):</text:p>
      <text:p text:style-name="Standard">1. Package-Zugehörigkeit</text:p>
      <text:p text:style-name="Standard">2. Importe</text:p>
      <text:p text:style-name="Standard">3. Klassenkörper</text:p>
      <text:p text:style-name="Standard">Die einzelnen Partitionen werden durch genau einen Absatz voneinander getrennt.</text:p>
      <text:p text:style-name="Standard"/>
      <text:p text:style-name="P6">1.1 Klassendeklaration</text:p>
      <text:p text:style-name="Standard">- Jede Klasse bekommt eine eigene Quellcode-Datei</text:p>
      <text:p text:style-name="Standard">- Es werden erste die Attribute der Klasse definiert (erst private,<text:s/>protected,<text:s/>dann – wenn nötig –<text:s/>public<text:s/>Attribute), dann die Konstruktoren und zum Schluss die Methoden (erst privat,<text:s/>protected dann public)</text:p>
      <text:p text:style-name="Standard"/>
      <text:p text:style-name="P7">2. Formatierungen:</text:p>
      <text:p text:style-name="P8"/>
      <text:p text:style-name="P9">2.1<text:s/>Klammern</text:p>
      <text:p text:style-name="Standard">- Klammern werden bei folgenden Statements genutzt: if, else, for, do, while (auch wenn Anweisungsblock leer ist oder nur aus einer einzigen Anweisung besteht)</text:p>
      <text:p text:style-name="Standard">-<text:s/><text:s/>Vor einer geschweiften Klammer nur ein Leerzeichen, kein Absatz</text:p>
      <text:p text:style-name="Standard">- Absatz nach einer geschweiften Klammer</text:p>
      <text:p text:style-name="Standard">- Absatz vor einer geschweiften Klammer</text:p>
      <text:p text:style-name="Standard">- Absatz nach einer geschweiften Klammer, wenn sie ein Statement beendet</text:p>
      <text:p text:style-name="Standard">- Leere Klammerblöcke werden in derselben Zeile geöffnet und geschlossen</text:p>
      <text:p text:style-name="Standard"><text:s/></text:p>
      <text:p text:style-name="P10">2.2 Einrückungen</text:p>
      <text:p text:style-name="Standard">- Jeder neue Block wird mit einem Tabulator eingerückt</text:p>
      <text:p text:style-name="Standard">- Der Block endet in derselben Tiefe, in der er begonnen hat<text:s/></text:p>
      <text:p text:style-name="P11"/>
      <text:p text:style-name="P12">2.3. Leerzeichen</text:p>
      <text:p text:style-name="P13">- Leerzeichen folgen nach folgenden Ausdrücken:<text:s/>if, for, while, catch; Dann folgt eine rund Klammer</text:p>
      <text:p text:style-name="P14">- Leerzeichen stehen vor else und catch</text:p>
      <text:p text:style-name="P15">- Leerzeichen stehen vor jeder geschweiften Klammer</text:p>
      <text:p text:style-name="P16">- Kein Leerzeichen vor , : ;</text:p>
      <text:p text:style-name="P17">- Leerzeichen innerhalb von geschweiften Klammern</text:p>
      <text:p text:style-name="P18">- Leerzeichen zwischen Variable, dem Zuweisungsoperator und einem Ausdruck</text:p>
      <text:p text:style-name="P19">- Leerzeichen zwischen Ausdrücken und dem String-Vereinigungsoperator</text:p>
      <text:p text:style-name="P20"/>
      <text:p text:style-name="P21">2.4 Zeilenumbrüche</text:p>
      <text:p text:style-name="P22">Wird genutzt, wenn der Code in einer Zeile sonst zu lang wird. Es gibt keine exakte Regel, wo die Zeile in jedem spezifischen Fall umgebrochen werden soll, nur einige Vorschläge:</text:p>
      <text:p text:style-name="Standard"><text:span text:style-name="T23">- Nach</text:span><text:span text:style-name="T24"><text:s/>einem<text:s/></text:span><text:span text:style-name="T25">nicht-zuweisenden<text:s/></text:span><text:span text:style-name="T26"> Operator wie Punkt, kaufmännisches Und, oder Konkatenationsoperator</text:span></text:p>
      <text:p text:style-name="Standard"><text:span text:style-name="T27">- Nach einem<text:s/></text:span><text:span text:style-name="T28">zuweisenden<text:s/></text:span><text:span text:style-name="T29"><text:s/>Operator</text:span></text:p>
      <text:p text:style-name="P30">- Nach dem Öffnen einer Klammer</text:p>
      <text:p text:style-name="P31">- Nach einem Komma</text:p>
      <text:p text:style-name="P32">Jede neue Zeile nach einem Zeilenumbruch wird um zwei Tabulatoren eingerückt</text:p>
      <text:p text:style-name="Standard"/>
      <text:p text:style-name="Standard"/>
      <text:p text:style-name="Standard"/>
      <text:p text:style-name="P33">2.5 Variablendeklarationen</text:p>
      <text:p text:style-name="Standard">- Pro Zeile wird nur eine Variable deklariert</text:p>
      <text:p text:style-name="Standard">- Lokale Variablen werden erst deklariert, wenn sie benötigt werden und sobald wie möglich initialisiert</text:p>
      <text:p text:style-name="Standard"/>
      <text:p text:style-name="P34">2.6 Arraydeklarationen</text:p>
      <text:p text:style-name="Standard">-<text:s/>Eindimensionale Arrays werden in einer Zeile deklariert, mehrdimensionale Arrays in Blöcken</text:p>
      <text:p text:style-name="Standard">- Die eckigen Klammern werden an den Typ des Arrays angefügt, nicht an den Namen</text:p>
      <text:p text:style-name="Standard"/>
      <text:p text:style-name="P35">2.7 Switch-Statements</text:p>
      <text:p text:style-name="Standard">- Die einzelnen Fallunterscheidungen werden nicht eingerückt</text:p>
      <text:p text:style-name="Standard">- Nach einem „case :“ folgt eine neue Zeile, die um einen Tabulator eingerückt wird</text:p>
      <text:p text:style-name="Standard">- Die Blockendungen (break, continue, return) stehen in derselben Tiefe wie die Anweisungen</text:p>
      <text:p text:style-name="Standard"/>
      <text:p text:style-name="P36">2.8 Kommentare</text:p>
      <text:p text:style-name="Standard">- Einzeilige Kommentare werden mit // umgesetzt</text:p>
      <text:p text:style-name="Standard">- Für mehrzeilige Kommentare wir das /* */ Konstrukt benutzt, wobei jede neue Zeile mit einem * beginnt. Nur die * Zeilen werden beschrieben</text:p>
      <text:p text:style-name="Standard"/>
      <text:p text:style-name="P37">3. Namensgebung:</text:p>
      <text:p text:style-name="P38"/>
      <text:p text:style-name="P39">- Alle Namen nutzen nur die Symbole des ASCII-Alphabets</text:p>
      <text:p text:style-name="P40">- Packagenamen nutzen nur Kleinbuchstaben ohne Unterstriche</text:p>
      <text:p text:style-name="P41">- Klassen werden mit Großbuchstaben begonnen; Wenn Klassennamen<text:s/>aus mehreren zusammengesetzten Wörtern bestehen, werden sie ohne Leerzeichen aber mit jeweils<text:s/>Großbuchstaben aneinandergehängt</text:p>
      <text:p text:style-name="P42">-<text:s/>Testklassen beginnen mit dem Name der Klasse, die sie testen, an die ein „Test“ angehängt wird</text:p>
      <text:p text:style-name="P43">- Methoden beginnen mit Kleinbuchstaben; Wenn Methodennamen<text:s/>aus mehreren zusammengesetzten Wörtern bestehen, werden sie ohne Leerzeichen aber jeweils mit Großbuchstaben aneinandergehängt</text:p>
      <text:p text:style-name="P44">- Konstanten werden nur mit Großbuchstaben geschrieben; Mehrere Wörter werden durch Unterstriche voneinander getrennt</text:p>
      <text:p text:style-name="Standard">- Variablen und Attribute beginnen mit Kleinbuchstaben; Wenn sie aus mehreren Wörtern bestehen, werden diese ohne Leerzeichen aber jeweils mit Großbuchstaben aneinandergehängt</text:p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kwd" style:display-name="kwd" style:family="text" style:parent-style-name="Absatz-Standardschriftart"/>
    <style:style style:name="pln" style:display-name="pln" style:family="text" style:parent-style-name="Absatz-Standardschriftart"/>
    <style:style style:name="typ" style:display-name="typ" style:family="text" style:parent-style-name="Absatz-Standardschriftart"/>
    <style:style style:name="pun" style:display-name="pun" style:family="text" style:parent-style-name="Absatz-Standardschriftart"/>
    <style:style style:name="lit" style:display-name="lit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3T14:00:00Z</meta:creation-date>
    <dc:date>2016-04-03T15:37:00Z</dc:date>
    <meta:template xlink:href="Normal.dotm" xlink:type="simple"/>
    <meta:editing-cycles>1</meta:editing-cycles>
    <meta:editing-duration>PT0S</meta:editing-duration>
    <meta:document-statistic meta:page-count="2" meta:paragraph-count="7" meta:word-count="526" meta:character-count="3835" meta:row-count="27" meta:non-whitespace-character-count="3316"/>
  </office:meta>
</office:document-meta>
</file>